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r" style:family="table">
      <style:table-properties style:width="11.642cm" fo:margin-left="0cm" fo:margin-right="5.359cm" table:align="margins"/>
    </style:style>
    <style:style style:name="user.A" style:family="table-column">
      <style:table-column-properties style:column-width="1.72cm" style:rel-column-width="975*"/>
    </style:style>
    <style:style style:name="user.B" style:family="table-column">
      <style:table-column-properties style:column-width="3.466cm" style:rel-column-width="1965*"/>
    </style:style>
    <style:style style:name="user.C" style:family="table-column">
      <style:table-column-properties style:column-width="3.493cm" style:rel-column-width="1980*"/>
    </style:style>
    <style:style style:name="user.D" style:family="table-column">
      <style:table-column-properties style:column-width="2.963cm" style:rel-column-width="1680*"/>
    </style:style>
    <style:style style:name="us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ser.D1" style:family="table-cell">
      <style:table-cell-properties fo:padding="0.097cm" fo:border="0.002cm solid #000000"/>
    </style:style>
    <style:style style:name="Tabell1" style:family="table">
      <style:table-properties style:width="15.901cm" fo:margin-left="0cm" fo:margin-right="1.099cm" table:align="margins"/>
    </style:style>
    <style:style style:name="Tabell1.A" style:family="table-column">
      <style:table-column-properties style:column-width="2.646cm" style:rel-column-width="1500*"/>
    </style:style>
    <style:style style:name="Tabell1.B" style:family="table-column">
      <style:table-column-properties style:column-width="3.519cm" style:rel-column-width="1995*"/>
    </style:style>
    <style:style style:name="Tabell1.C" style:family="table-column">
      <style:table-column-properties style:column-width="2.963cm" style:rel-column-width="1680*"/>
    </style:style>
    <style:style style:name="Tabell1.D" style:family="table-column">
      <style:table-column-properties style:column-width="3.836cm" style:rel-column-width="2175*"/>
    </style:style>
    <style:style style:name="Tabell1.E" style:family="table-column">
      <style:table-column-properties style:column-width="2.937cm" style:rel-column-width="1665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E1" style:family="table-cell">
      <style:table-cell-properties fo:padding="0.097cm" fo:border="0.002cm solid #000000"/>
    </style:style>
    <style:style style:name="Tabell2" style:family="table">
      <style:table-properties style:width="9.446cm" fo:margin-left="0cm" fo:margin-right="7.555cm" table:align="margins"/>
    </style:style>
    <style:style style:name="Tabell2.A" style:family="table-column">
      <style:table-column-properties style:column-width="3.598cm" style:rel-column-width="2040*"/>
    </style:style>
    <style:style style:name="Tabell2.B" style:family="table-column">
      <style:table-column-properties style:column-width="2.619cm" style:rel-column-width="1485*"/>
    </style:style>
    <style:style style:name="Tabell2.C" style:family="table-column">
      <style:table-column-properties style:column-width="3.228cm" style:rel-column-width="1830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C1" style:family="table-cell">
      <style:table-cell-properties fo:padding="0.097cm" fo:border="0.002cm solid #000000"/>
    </style:style>
    <style:style style:name="P1" style:family="paragraph" style:parent-style-name="Standard"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Century Gothic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style:font-name="Century Gothic"/>
    </style:style>
    <style:style style:name="P5" style:family="paragraph" style:parent-style-name="Table_20_Contents">
      <style:text-properties style:font-name="Century Gothic" fo:font-size="12pt" style:font-size-asian="12pt" style:font-size-complex="12pt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ndra Hansson </text:p>
      <text:p text:style-name="P3">Webbprogrammering </text:p>
      <text:p text:style-name="P3">Linnéuniversitetet </text:p>
      <text:p text:style-name="P3">VT-15 2015-01-15</text:p>
      <text:p text:style-name="P4"><text:span text:style-name="T1">Checklista, körinstruktion</text:span> </text:p>
      <text:p text:style-name="P4"/>
      <text:p text:style-name="P1">För att kunna köra webbsidan så bör man först och främst använda sig utav ett webbhotell som kan hantera PHP version 5.5 eller högre.</text:p>
      <text:p text:style-name="P1"/>
      <text:p text:style-name="P1">Webbsidan använder sig utav en databas beståendes utav 3 tabeller som ska se ut som följande: </text:p>
      <text:p text:style-name="P1"/>
      <text:p text:style-name="P2">Tabellnamn: user</text:p>
      <text:p text:style-name="P1"/>
      <table:table table:name="user" table:style-name="user">
        <table:table-column table:style-name="user.A"/>
        <table:table-column table:style-name="user.B"/>
        <table:table-column table:style-name="user.C"/>
        <table:table-column table:style-name="user.D"/>
        <table:table-row>
          <table:table-cell table:style-name="user.A1" office:value-type="string">
            <text:p text:style-name="P5">id</text:p>
          </table:table-cell>
          <table:table-cell table:style-name="user.A1" office:value-type="string">
            <text:p text:style-name="P5">username</text:p>
          </table:table-cell>
          <table:table-cell table:style-name="user.A1" office:value-type="string">
            <text:p text:style-name="P5">password</text:p>
          </table:table-cell>
          <table:table-cell table:style-name="user.D1" office:value-type="string">
            <text:p text:style-name="P5">usertype</text:p>
          </table:table-cell>
        </table:table-row>
      </table:table>
      <text:p text:style-name="P1"/>
      <text:p text:style-name="P1">*** id ska vara Auto Incremented ***</text:p>
      <text:p text:style-name="P2"/>
      <text:p text:style-name="P2"/>
      <text:p text:style-name="P2">Tabellnamn: file</text:p>
      <text:p text:style-name="P1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P5">fileID</text:p>
          </table:table-cell>
          <table:table-cell table:style-name="Tabell1.A1" office:value-type="string">
            <text:p text:style-name="P5">filename</text:p>
          </table:table-cell>
          <table:table-cell table:style-name="Tabell1.A1" office:value-type="string">
            <text:p text:style-name="P5">filepath</text:p>
          </table:table-cell>
          <table:table-cell table:style-name="Tabell1.A1" office:value-type="string">
            <text:p text:style-name="P5">description</text:p>
          </table:table-cell>
          <table:table-cell table:style-name="Tabell1.E1" office:value-type="string">
            <text:p text:style-name="P5">category</text:p>
          </table:table-cell>
        </table:table-row>
      </table:table>
      <text:p text:style-name="P1"/>
      <text:p text:style-name="P1">*** fileID ska vara Auto Incremented ***</text:p>
      <text:p text:style-name="P2"/>
      <text:p text:style-name="P2"/>
      <text:p text:style-name="P2">Tabellnamn: comments</text:p>
      <text:p text:style-name="P1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5">commentID</text:p>
          </table:table-cell>
          <table:table-cell table:style-name="Tabell2.A1" office:value-type="string">
            <text:p text:style-name="P5">fileID</text:p>
          </table:table-cell>
          <table:table-cell table:style-name="Tabell2.C1" office:value-type="string">
            <text:p text:style-name="P5">comment</text:p>
          </table:table-cell>
        </table:table-row>
      </table:table>
      <text:p text:style-name="P1"/>
      <text:p text:style-name="P1">*** commentID ska vara Auto Incremented ***</text:p>
      <text:p text:style-name="P1">*** I tabellen comments ska man göra fileID till en sekundär nyckel ***</text:p>
      <text:p text:style-name="P1"/>
      <text:p text:style-name="P1"/>
      <text:p text:style-name="P1">För att koppla kodfilerna med databasen så ska man gå in i filen properties.php och justera settings uppgifterna så de passar Dig.</text:p>
      <text:p text:style-name="P1"/>
      <text:p text:style-name="P1">Admin användare får antingen läggas in manuellt i databasen eller via en SQL fråga i modell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dra Hansson</meta:initial-creator>
    <meta:creation-date>2015-01-15T14:24:16.04</meta:creation-date>
    <dc:date>2015-01-15T19:23:24.37</dc:date>
    <dc:creator>Sandra Hansson</dc:creator>
    <meta:editing-duration>PT20M49S</meta:editing-duration>
    <meta:editing-cycles>5</meta:editing-cycles>
    <meta:generator>OpenOffice/4.1.1$Win32 OpenOffice.org_project/411m6$Build-9775</meta:generator>
    <meta:document-statistic meta:table-count="3" meta:image-count="0" meta:object-count="0" meta:page-count="1" meta:paragraph-count="28" meta:word-count="138" meta:character-count="877"/>
  </office:meta>
</office:document-meta>
</file>